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>
            <text:p>string length</text:p>
          </table:table-cell>
          <table:table-cell office:value-type="string">
            <text:p>dynamic prog</text:p>
          </table:table-cell>
          <table:table-cell office:value-type="string">
            <text:p>hirschberg</text:p>
          </table:table-cell>
          <table:table-cell/>
          <table:table-cell>
            <draw:frame table:end-cell-address="Sheet1.Q104" table:end-x="0.987cm" table:end-y="0.052cm" draw:z-index="0" draw:style-name="gr1" svg:width="26.602cm" svg:height="44.404cm" svg:x="1.482cm" svg:y="0.185cm">
              <draw:object draw:notify-on-update-of-ranges="Sheet1.B5:Sheet1.B5 Sheet1.B6:Sheet1.B105 Sheet1.C5:Sheet1.C5 Sheet1.C6:Sheet1.C10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963">
            <text:p>66963</text:p>
          </table:table-cell>
          <table:table-cell office:value-type="float" office:value="44840">
            <text:p>4484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93">
            <text:p>10993</text:p>
          </table:table-cell>
          <table:table-cell office:value-type="float" office:value="61568">
            <text:p>6156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384">
            <text:p>17384</text:p>
          </table:table-cell>
          <table:table-cell office:value-type="float" office:value="93603">
            <text:p>9360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286">
            <text:p>27286</text:p>
          </table:table-cell>
          <table:table-cell office:value-type="float" office:value="137142">
            <text:p>13714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157">
            <text:p>40157</text:p>
          </table:table-cell>
          <table:table-cell office:value-type="float" office:value="187231">
            <text:p>18723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023">
            <text:p>55023</text:p>
          </table:table-cell>
          <table:table-cell office:value-type="float" office:value="257240">
            <text:p>25724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9322">
            <text:p>79322</text:p>
          </table:table-cell>
          <table:table-cell office:value-type="float" office:value="328707">
            <text:p>328707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5234">
            <text:p>95234</text:p>
          </table:table-cell>
          <table:table-cell office:value-type="float" office:value="360446">
            <text:p>360446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6851">
            <text:p>116851</text:p>
          </table:table-cell>
          <table:table-cell office:value-type="float" office:value="453925">
            <text:p>453925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2834">
            <text:p>152834</text:p>
          </table:table-cell>
          <table:table-cell office:value-type="float" office:value="558125">
            <text:p>55812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1644">
            <text:p>171644</text:p>
          </table:table-cell>
          <table:table-cell office:value-type="float" office:value="645529">
            <text:p>645529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8292">
            <text:p>208292</text:p>
          </table:table-cell>
          <table:table-cell office:value-type="float" office:value="738547">
            <text:p>738547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4636">
            <text:p>244636</text:p>
          </table:table-cell>
          <table:table-cell office:value-type="float" office:value="837353">
            <text:p>837353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4249">
            <text:p>274249</text:p>
          </table:table-cell>
          <table:table-cell office:value-type="float" office:value="910626">
            <text:p>910626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17057">
            <text:p>317057</text:p>
          </table:table-cell>
          <table:table-cell office:value-type="float" office:value="1011115">
            <text:p>1011115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8965">
            <text:p>358965</text:p>
          </table:table-cell>
          <table:table-cell office:value-type="float" office:value="1170544">
            <text:p>1170544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1839">
            <text:p>401839</text:p>
          </table:table-cell>
          <table:table-cell office:value-type="float" office:value="1278653">
            <text:p>1278653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48335">
            <text:p>448335</text:p>
          </table:table-cell>
          <table:table-cell office:value-type="float" office:value="1406799">
            <text:p>1406799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02303">
            <text:p>502303</text:p>
          </table:table-cell>
          <table:table-cell office:value-type="float" office:value="1522143">
            <text:p>1522143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6274">
            <text:p>556274</text:p>
          </table:table-cell>
          <table:table-cell office:value-type="float" office:value="1525677">
            <text:p>1525677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18104">
            <text:p>818104</text:p>
          </table:table-cell>
          <table:table-cell office:value-type="float" office:value="1055723">
            <text:p>1055723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97697">
            <text:p>697697</text:p>
          </table:table-cell>
          <table:table-cell office:value-type="float" office:value="1129426">
            <text:p>1129426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30065">
            <text:p>730065</text:p>
          </table:table-cell>
          <table:table-cell office:value-type="float" office:value="1190470">
            <text:p>1190470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86208">
            <text:p>786208</text:p>
          </table:table-cell>
          <table:table-cell office:value-type="float" office:value="1300606">
            <text:p>1300606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57029">
            <text:p>857029</text:p>
          </table:table-cell>
          <table:table-cell office:value-type="float" office:value="1401014">
            <text:p>1401014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9580">
            <text:p>929580</text:p>
          </table:table-cell>
          <table:table-cell office:value-type="float" office:value="1515017">
            <text:p>1515017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04158">
            <text:p>1004158</text:p>
          </table:table-cell>
          <table:table-cell office:value-type="float" office:value="1601204">
            <text:p>1601204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86268">
            <text:p>1086268</text:p>
          </table:table-cell>
          <table:table-cell office:value-type="float" office:value="1690715">
            <text:p>1690715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142087">
            <text:p>1142087</text:p>
          </table:table-cell>
          <table:table-cell office:value-type="float" office:value="1791153">
            <text:p>1791153</text:p>
          </table:table-cell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31252">
            <text:p>1231252</text:p>
          </table:table-cell>
          <table:table-cell office:value-type="float" office:value="1940274">
            <text:p>1940274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29217">
            <text:p>1329217</text:p>
          </table:table-cell>
          <table:table-cell office:value-type="float" office:value="2068452">
            <text:p>2068452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45043">
            <text:p>1445043</text:p>
          </table:table-cell>
          <table:table-cell office:value-type="float" office:value="2159332">
            <text:p>2159332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89393">
            <text:p>1689393</text:p>
          </table:table-cell>
          <table:table-cell office:value-type="float" office:value="2242921">
            <text:p>2242921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569060">
            <text:p>1569060</text:p>
          </table:table-cell>
          <table:table-cell office:value-type="float" office:value="2365527">
            <text:p>2365527</text:p>
          </table:table-cell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59069">
            <text:p>1659069</text:p>
          </table:table-cell>
          <table:table-cell office:value-type="float" office:value="2550035">
            <text:p>2550035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16698">
            <text:p>1016698</text:p>
          </table:table-cell>
          <table:table-cell office:value-type="float" office:value="2610907">
            <text:p>2610907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63670">
            <text:p>1063670</text:p>
          </table:table-cell>
          <table:table-cell office:value-type="float" office:value="2783113">
            <text:p>2783113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135211">
            <text:p>1135211</text:p>
          </table:table-cell>
          <table:table-cell office:value-type="float" office:value="2963302">
            <text:p>2963302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199987">
            <text:p>1199987</text:p>
          </table:table-cell>
          <table:table-cell office:value-type="float" office:value="2987827">
            <text:p>2987827</text:p>
          </table:table-cell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56621">
            <text:p>1256621</text:p>
          </table:table-cell>
          <table:table-cell office:value-type="float" office:value="3169950">
            <text:p>316995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373071">
            <text:p>1373071</text:p>
          </table:table-cell>
          <table:table-cell office:value-type="float" office:value="3279490">
            <text:p>3279490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98562">
            <text:p>1398562</text:p>
          </table:table-cell>
          <table:table-cell office:value-type="float" office:value="3525581">
            <text:p>3525581</text:p>
          </table:table-cell>
          <table:table-cell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555589">
            <text:p>1555589</text:p>
          </table:table-cell>
          <table:table-cell office:value-type="float" office:value="3567529">
            <text:p>3567529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15758">
            <text:p>1515758</text:p>
          </table:table-cell>
          <table:table-cell office:value-type="float" office:value="3742679">
            <text:p>3742679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88625">
            <text:p>1588625</text:p>
          </table:table-cell>
          <table:table-cell office:value-type="float" office:value="4039048">
            <text:p>4039048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731197">
            <text:p>1731197</text:p>
          </table:table-cell>
          <table:table-cell office:value-type="float" office:value="4035976">
            <text:p>4035976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711816">
            <text:p>1711816</text:p>
          </table:table-cell>
          <table:table-cell office:value-type="float" office:value="4483063">
            <text:p>4483063</text:p>
          </table:table-cell>
          <table:table-cell office:value-type="float" office:value="47">
            <text:p>47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10020">
            <text:p>1810020</text:p>
          </table:table-cell>
          <table:table-cell office:value-type="float" office:value="4349376">
            <text:p>4349376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54343">
            <text:p>1854343</text:p>
          </table:table-cell>
          <table:table-cell office:value-type="float" office:value="4543471">
            <text:p>4543471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922625">
            <text:p>1922625</text:p>
          </table:table-cell>
          <table:table-cell office:value-type="float" office:value="4673543">
            <text:p>4673543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57847">
            <text:p>2057847</text:p>
          </table:table-cell>
          <table:table-cell office:value-type="float" office:value="4882939">
            <text:p>4882939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94820">
            <text:p>2094820</text:p>
          </table:table-cell>
          <table:table-cell office:value-type="float" office:value="5020329">
            <text:p>5020329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08835">
            <text:p>2208835</text:p>
          </table:table-cell>
          <table:table-cell office:value-type="float" office:value="5206722">
            <text:p>5206722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48145">
            <text:p>2248145</text:p>
          </table:table-cell>
          <table:table-cell office:value-type="float" office:value="5379339">
            <text:p>5379339</text:p>
          </table:table-cell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388179">
            <text:p>2388179</text:p>
          </table:table-cell>
          <table:table-cell office:value-type="float" office:value="5614525">
            <text:p>5614525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13410">
            <text:p>2413410</text:p>
          </table:table-cell>
          <table:table-cell office:value-type="float" office:value="5860617">
            <text:p>5860617</text:p>
          </table:table-cell>
          <table:table-cell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561006">
            <text:p>2561006</text:p>
          </table:table-cell>
          <table:table-cell office:value-type="float" office:value="5920636">
            <text:p>5920636</text:p>
          </table:table-cell>
          <table:table-cell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98653">
            <text:p>2598653</text:p>
          </table:table-cell>
          <table:table-cell office:value-type="float" office:value="6237026">
            <text:p>6237026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22400">
            <text:p>2722400</text:p>
          </table:table-cell>
          <table:table-cell office:value-type="float" office:value="6307569">
            <text:p>6307569</text:p>
          </table:table-cell>
          <table:table-cell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80140">
            <text:p>2780140</text:p>
          </table:table-cell>
          <table:table-cell office:value-type="float" office:value="6525081">
            <text:p>6525081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64349">
            <text:p>2964349</text:p>
          </table:table-cell>
          <table:table-cell office:value-type="float" office:value="6724867">
            <text:p>6724867</text:p>
          </table:table-cell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993401">
            <text:p>2993401</text:p>
          </table:table-cell>
          <table:table-cell office:value-type="float" office:value="6992440">
            <text:p>6992440</text:p>
          </table:table-cell>
          <table:table-cell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083697">
            <text:p>3083697</text:p>
          </table:table-cell>
          <table:table-cell office:value-type="float" office:value="7130926">
            <text:p>7130926</text:p>
          </table:table-cell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254520">
            <text:p>3254520</text:p>
          </table:table-cell>
          <table:table-cell office:value-type="float" office:value="7440033">
            <text:p>7440033</text:p>
          </table:table-cell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256031">
            <text:p>3256031</text:p>
          </table:table-cell>
          <table:table-cell office:value-type="float" office:value="7629794">
            <text:p>7629794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421711">
            <text:p>3421711</text:p>
          </table:table-cell>
          <table:table-cell office:value-type="float" office:value="7820690">
            <text:p>7820690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496846">
            <text:p>3496846</text:p>
          </table:table-cell>
          <table:table-cell office:value-type="float" office:value="8049093">
            <text:p>8049093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544132">
            <text:p>3544132</text:p>
          </table:table-cell>
          <table:table-cell office:value-type="float" office:value="8278625">
            <text:p>8278625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188495">
            <text:p>4188495</text:p>
          </table:table-cell>
          <table:table-cell office:value-type="float" office:value="8457247">
            <text:p>8457247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794567">
            <text:p>3794567</text:p>
          </table:table-cell>
          <table:table-cell office:value-type="float" office:value="8717502">
            <text:p>8717502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935867">
            <text:p>3935867</text:p>
          </table:table-cell>
          <table:table-cell office:value-type="float" office:value="8911263">
            <text:p>8911263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018456">
            <text:p>4018456</text:p>
          </table:table-cell>
          <table:table-cell office:value-type="float" office:value="9149244">
            <text:p>9149244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202109">
            <text:p>4202109</text:p>
          </table:table-cell>
          <table:table-cell office:value-type="float" office:value="9407130">
            <text:p>9407130</text:p>
          </table:table-cell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261050">
            <text:p>4261050</text:p>
          </table:table-cell>
          <table:table-cell office:value-type="float" office:value="9614367">
            <text:p>9614367</text:p>
          </table:table-cell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350807">
            <text:p>4350807</text:p>
          </table:table-cell>
          <table:table-cell office:value-type="float" office:value="9892001">
            <text:p>9892001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492349">
            <text:p>4492349</text:p>
          </table:table-cell>
          <table:table-cell office:value-type="float" office:value="10155540">
            <text:p>10155540</text:p>
          </table:table-cell>
          <table:table-cell office:value-type="float" office:value="76">
            <text:p>76</text:p>
          </table:table-cell>
          <table:table-cell table:number-columns-repeated="6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560740">
            <text:p>4560740</text:p>
          </table:table-cell>
          <table:table-cell office:value-type="float" office:value="10383285">
            <text:p>10383285</text:p>
          </table:table-cell>
          <table:table-cell office:value-type="float" office:value="77">
            <text:p>77</text:p>
          </table:table-cell>
          <table:table-cell table:number-columns-repeated="6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738583">
            <text:p>4738583</text:p>
          </table:table-cell>
          <table:table-cell office:value-type="float" office:value="10591896">
            <text:p>10591896</text:p>
          </table:table-cell>
          <table:table-cell office:value-type="float" office:value="78">
            <text:p>78</text:p>
          </table:table-cell>
          <table:table-cell table:number-columns-repeated="6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852748">
            <text:p>4852748</text:p>
          </table:table-cell>
          <table:table-cell office:value-type="float" office:value="10860358">
            <text:p>10860358</text:p>
          </table:table-cell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978981">
            <text:p>4978981</text:p>
          </table:table-cell>
          <table:table-cell office:value-type="float" office:value="11154600">
            <text:p>11154600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769124">
            <text:p>6769124</text:p>
          </table:table-cell>
          <table:table-cell office:value-type="float" office:value="11334581">
            <text:p>11334581</text:p>
          </table:table-cell>
          <table:table-cell office:value-type="float" office:value="81">
            <text:p>81</text:p>
          </table:table-cell>
          <table:table-cell table:number-columns-repeated="6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197230">
            <text:p>5197230</text:p>
          </table:table-cell>
          <table:table-cell office:value-type="float" office:value="11624852">
            <text:p>11624852</text:p>
          </table:table-cell>
          <table:table-cell office:value-type="float" office:value="82">
            <text:p>82</text:p>
          </table:table-cell>
          <table:table-cell table:number-columns-repeated="6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5296289">
            <text:p>5296289</text:p>
          </table:table-cell>
          <table:table-cell office:value-type="float" office:value="12072365">
            <text:p>12072365</text:p>
          </table:table-cell>
          <table:table-cell office:value-type="float" office:value="83">
            <text:p>83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447945">
            <text:p>5447945</text:p>
          </table:table-cell>
          <table:table-cell office:value-type="float" office:value="12214702">
            <text:p>12214702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677687">
            <text:p>5677687</text:p>
          </table:table-cell>
          <table:table-cell office:value-type="float" office:value="12511829">
            <text:p>12511829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668924">
            <text:p>5668924</text:p>
          </table:table-cell>
          <table:table-cell office:value-type="float" office:value="12781364">
            <text:p>12781364</text:p>
          </table:table-cell>
          <table:table-cell office:value-type="float" office:value="86">
            <text:p>86</text:p>
          </table:table-cell>
          <table:table-cell table:number-columns-repeated="6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897080">
            <text:p>5897080</text:p>
          </table:table-cell>
          <table:table-cell office:value-type="float" office:value="13053468">
            <text:p>13053468</text:p>
          </table:table-cell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973338">
            <text:p>5973338</text:p>
          </table:table-cell>
          <table:table-cell office:value-type="float" office:value="13243901">
            <text:p>13243901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6160737">
            <text:p>6160737</text:p>
          </table:table-cell>
          <table:table-cell office:value-type="float" office:value="13690558">
            <text:p>13690558</text:p>
          </table:table-cell>
          <table:table-cell office:value-type="float" office:value="89">
            <text:p>89</text:p>
          </table:table-cell>
          <table:table-cell table:number-columns-repeated="6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235605">
            <text:p>6235605</text:p>
          </table:table-cell>
          <table:table-cell office:value-type="float" office:value="14128510">
            <text:p>14128510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6508555">
            <text:p>6508555</text:p>
          </table:table-cell>
          <table:table-cell office:value-type="float" office:value="14067882">
            <text:p>14067882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559054">
            <text:p>6559054</text:p>
          </table:table-cell>
          <table:table-cell office:value-type="float" office:value="14500236">
            <text:p>14500236</text:p>
          </table:table-cell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669798">
            <text:p>6669798</text:p>
          </table:table-cell>
          <table:table-cell office:value-type="float" office:value="14739583">
            <text:p>14739583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911330">
            <text:p>6911330</text:p>
          </table:table-cell>
          <table:table-cell office:value-type="float" office:value="15140673">
            <text:p>15140673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002045">
            <text:p>7002045</text:p>
          </table:table-cell>
          <table:table-cell office:value-type="float" office:value="15314815">
            <text:p>15314815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157762">
            <text:p>7157762</text:p>
          </table:table-cell>
          <table:table-cell office:value-type="float" office:value="16259199">
            <text:p>16259199</text:p>
          </table:table-cell>
          <table:table-cell office:value-type="float" office:value="96">
            <text:p>96</text:p>
          </table:table-cell>
          <table:table-cell table:number-columns-repeated="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256064">
            <text:p>7256064</text:p>
          </table:table-cell>
          <table:table-cell office:value-type="float" office:value="15890910">
            <text:p>15890910</text:p>
          </table:table-cell>
          <table:table-cell office:value-type="float" office:value="97">
            <text:p>97</text:p>
          </table:table-cell>
          <table:table-cell table:number-columns-repeated="6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391495">
            <text:p>7391495</text:p>
          </table:table-cell>
          <table:table-cell office:value-type="float" office:value="17652710">
            <text:p>17652710</text:p>
          </table:table-cell>
          <table:table-cell office:value-type="float" office:value="98">
            <text:p>98</text:p>
          </table:table-cell>
          <table:table-cell table:number-columns-repeated="6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591191">
            <text:p>7591191</text:p>
          </table:table-cell>
          <table:table-cell office:value-type="float" office:value="16577213">
            <text:p>16577213</text:p>
          </table:table-cell>
          <table:table-cell office:value-type="float" office:value="99">
            <text:p>9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767350">
            <text:p>7767350</text:p>
          </table:table-cell>
          <table:table-cell office:value-type="float" office:value="17671824">
            <text:p>17671824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C3:Sheet1.C1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1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ham </meta:initial-creator>
    <meta:creation-date>2010-11-08T10:42:19</meta:creation-date>
    <dc:date>2010-11-08T11:51:56</dc:date>
    <dc:creator>Soham </dc:creator>
    <meta:editing-duration>PT00H05M44S</meta:editing-duration>
    <meta:editing-cycles>1</meta:editing-cycles>
    <meta:document-statistic meta:table-count="3" meta:cell-count="403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8000"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8000000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amed-symbol" chart:symbol-name="arrow-right" chart:symbol-width="0.25cm" chart:symbol-height="0.25cm">
        <chart:symbol-image/>
      </style:chart-properties>
      <style:graphic-properties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03cm" svg:height="44.405cm" xlink:href=".." chart:class="chart:line" chart:style-name="ch1">
        <chart:legend chart:legend-position="end" svg:x="23.675cm" svg:y="21.733cm" chart:style-name="ch2"/>
        <chart:plot-area chart:style-name="ch3" table:cell-range-address="Sheet1.B5:Sheet1.C105" chart:data-source-has-labels="row" svg:x="0.532cm" svg:y="0.888cm" svg:width="22.612cm" svg:height="41.741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6:Sheet1.B105" chart:label-cell-address="Sheet1.B5:Sheet1.B5" chart:class="chart:line">
            <chart:data-point chart:repeated="100"/>
          </chart:series>
          <chart:series chart:style-name="ch8" chart:values-cell-range-address="Sheet1.C6:Sheet1.C105" chart:label-cell-address="Sheet1.C5:Sheet1.C5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5:Sheet1.B5">dynamic prog</text:p>
              </table:table-cell>
              <table:table-cell office:value-type="string">
                <text:p text:id="Sheet1.C5:Sheet1.C5">hirschber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963">
                <text:p text:id="Sheet1.B6:Sheet1.B105">66963</text:p>
              </table:table-cell>
              <table:table-cell office:value-type="float" office:value="44840">
                <text:p text:id="Sheet1.C6:Sheet1.C105">448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93">
                <text:p>10993</text:p>
              </table:table-cell>
              <table:table-cell office:value-type="float" office:value="61568">
                <text:p>61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84">
                <text:p>17384</text:p>
              </table:table-cell>
              <table:table-cell office:value-type="float" office:value="93603">
                <text:p>93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286">
                <text:p>27286</text:p>
              </table:table-cell>
              <table:table-cell office:value-type="float" office:value="137142">
                <text:p>137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57">
                <text:p>40157</text:p>
              </table:table-cell>
              <table:table-cell office:value-type="float" office:value="187231">
                <text:p>187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23">
                <text:p>55023</text:p>
              </table:table-cell>
              <table:table-cell office:value-type="float" office:value="257240">
                <text:p>257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322">
                <text:p>79322</text:p>
              </table:table-cell>
              <table:table-cell office:value-type="float" office:value="328707">
                <text:p>328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234">
                <text:p>95234</text:p>
              </table:table-cell>
              <table:table-cell office:value-type="float" office:value="360446">
                <text:p>360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851">
                <text:p>116851</text:p>
              </table:table-cell>
              <table:table-cell office:value-type="float" office:value="453925">
                <text:p>453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834">
                <text:p>152834</text:p>
              </table:table-cell>
              <table:table-cell office:value-type="float" office:value="558125">
                <text:p>55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644">
                <text:p>171644</text:p>
              </table:table-cell>
              <table:table-cell office:value-type="float" office:value="645529">
                <text:p>645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292">
                <text:p>208292</text:p>
              </table:table-cell>
              <table:table-cell office:value-type="float" office:value="738547">
                <text:p>73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636">
                <text:p>244636</text:p>
              </table:table-cell>
              <table:table-cell office:value-type="float" office:value="837353">
                <text:p>837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249">
                <text:p>274249</text:p>
              </table:table-cell>
              <table:table-cell office:value-type="float" office:value="910626">
                <text:p>910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057">
                <text:p>317057</text:p>
              </table:table-cell>
              <table:table-cell office:value-type="float" office:value="1011115">
                <text:p>1011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965">
                <text:p>358965</text:p>
              </table:table-cell>
              <table:table-cell office:value-type="float" office:value="1170544">
                <text:p>1170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1839">
                <text:p>401839</text:p>
              </table:table-cell>
              <table:table-cell office:value-type="float" office:value="1278653">
                <text:p>1278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335">
                <text:p>448335</text:p>
              </table:table-cell>
              <table:table-cell office:value-type="float" office:value="1406799">
                <text:p>1406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2303">
                <text:p>502303</text:p>
              </table:table-cell>
              <table:table-cell office:value-type="float" office:value="1522143">
                <text:p>1522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6274">
                <text:p>556274</text:p>
              </table:table-cell>
              <table:table-cell office:value-type="float" office:value="1525677">
                <text:p>1525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8104">
                <text:p>818104</text:p>
              </table:table-cell>
              <table:table-cell office:value-type="float" office:value="1055723">
                <text:p>1055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7697">
                <text:p>697697</text:p>
              </table:table-cell>
              <table:table-cell office:value-type="float" office:value="1129426">
                <text:p>1129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0065">
                <text:p>730065</text:p>
              </table:table-cell>
              <table:table-cell office:value-type="float" office:value="1190470">
                <text:p>11904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6208">
                <text:p>786208</text:p>
              </table:table-cell>
              <table:table-cell office:value-type="float" office:value="1300606">
                <text:p>1300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7029">
                <text:p>857029</text:p>
              </table:table-cell>
              <table:table-cell office:value-type="float" office:value="1401014">
                <text:p>1401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9580">
                <text:p>929580</text:p>
              </table:table-cell>
              <table:table-cell office:value-type="float" office:value="1515017">
                <text:p>1515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4158">
                <text:p>1004158</text:p>
              </table:table-cell>
              <table:table-cell office:value-type="float" office:value="1601204">
                <text:p>1601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6268">
                <text:p>1086268</text:p>
              </table:table-cell>
              <table:table-cell office:value-type="float" office:value="1690715">
                <text:p>1690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2087">
                <text:p>1142087</text:p>
              </table:table-cell>
              <table:table-cell office:value-type="float" office:value="1791153">
                <text:p>1791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1252">
                <text:p>1231252</text:p>
              </table:table-cell>
              <table:table-cell office:value-type="float" office:value="1940274">
                <text:p>1940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9217">
                <text:p>1329217</text:p>
              </table:table-cell>
              <table:table-cell office:value-type="float" office:value="2068452">
                <text:p>2068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5043">
                <text:p>1445043</text:p>
              </table:table-cell>
              <table:table-cell office:value-type="float" office:value="2159332">
                <text:p>2159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9393">
                <text:p>1689393</text:p>
              </table:table-cell>
              <table:table-cell office:value-type="float" office:value="2242921">
                <text:p>2242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9060">
                <text:p>1569060</text:p>
              </table:table-cell>
              <table:table-cell office:value-type="float" office:value="2365527">
                <text:p>2365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9069">
                <text:p>1659069</text:p>
              </table:table-cell>
              <table:table-cell office:value-type="float" office:value="2550035">
                <text:p>255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6698">
                <text:p>1016698</text:p>
              </table:table-cell>
              <table:table-cell office:value-type="float" office:value="2610907">
                <text:p>2610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3670">
                <text:p>1063670</text:p>
              </table:table-cell>
              <table:table-cell office:value-type="float" office:value="2783113">
                <text:p>2783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5211">
                <text:p>1135211</text:p>
              </table:table-cell>
              <table:table-cell office:value-type="float" office:value="2963302">
                <text:p>2963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9987">
                <text:p>1199987</text:p>
              </table:table-cell>
              <table:table-cell office:value-type="float" office:value="2987827">
                <text:p>2987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6621">
                <text:p>1256621</text:p>
              </table:table-cell>
              <table:table-cell office:value-type="float" office:value="3169950">
                <text:p>31699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3071">
                <text:p>1373071</text:p>
              </table:table-cell>
              <table:table-cell office:value-type="float" office:value="3279490">
                <text:p>32794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8562">
                <text:p>1398562</text:p>
              </table:table-cell>
              <table:table-cell office:value-type="float" office:value="3525581">
                <text:p>3525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5589">
                <text:p>1555589</text:p>
              </table:table-cell>
              <table:table-cell office:value-type="float" office:value="3567529">
                <text:p>3567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5758">
                <text:p>1515758</text:p>
              </table:table-cell>
              <table:table-cell office:value-type="float" office:value="3742679">
                <text:p>3742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8625">
                <text:p>1588625</text:p>
              </table:table-cell>
              <table:table-cell office:value-type="float" office:value="4039048">
                <text:p>4039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1197">
                <text:p>1731197</text:p>
              </table:table-cell>
              <table:table-cell office:value-type="float" office:value="4035976">
                <text:p>4035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11816">
                <text:p>1711816</text:p>
              </table:table-cell>
              <table:table-cell office:value-type="float" office:value="4483063">
                <text:p>44830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10020">
                <text:p>1810020</text:p>
              </table:table-cell>
              <table:table-cell office:value-type="float" office:value="4349376">
                <text:p>4349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4343">
                <text:p>1854343</text:p>
              </table:table-cell>
              <table:table-cell office:value-type="float" office:value="4543471">
                <text:p>4543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22625">
                <text:p>1922625</text:p>
              </table:table-cell>
              <table:table-cell office:value-type="float" office:value="4673543">
                <text:p>46735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7847">
                <text:p>2057847</text:p>
              </table:table-cell>
              <table:table-cell office:value-type="float" office:value="4882939">
                <text:p>4882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94820">
                <text:p>2094820</text:p>
              </table:table-cell>
              <table:table-cell office:value-type="float" office:value="5020329">
                <text:p>5020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08835">
                <text:p>2208835</text:p>
              </table:table-cell>
              <table:table-cell office:value-type="float" office:value="5206722">
                <text:p>5206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48145">
                <text:p>2248145</text:p>
              </table:table-cell>
              <table:table-cell office:value-type="float" office:value="5379339">
                <text:p>5379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88179">
                <text:p>2388179</text:p>
              </table:table-cell>
              <table:table-cell office:value-type="float" office:value="5614525">
                <text:p>5614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13410">
                <text:p>2413410</text:p>
              </table:table-cell>
              <table:table-cell office:value-type="float" office:value="5860617">
                <text:p>5860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1006">
                <text:p>2561006</text:p>
              </table:table-cell>
              <table:table-cell office:value-type="float" office:value="5920636">
                <text:p>5920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98653">
                <text:p>2598653</text:p>
              </table:table-cell>
              <table:table-cell office:value-type="float" office:value="6237026">
                <text:p>62370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22400">
                <text:p>2722400</text:p>
              </table:table-cell>
              <table:table-cell office:value-type="float" office:value="6307569">
                <text:p>6307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80140">
                <text:p>2780140</text:p>
              </table:table-cell>
              <table:table-cell office:value-type="float" office:value="6525081">
                <text:p>65250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64349">
                <text:p>2964349</text:p>
              </table:table-cell>
              <table:table-cell office:value-type="float" office:value="6724867">
                <text:p>6724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3401">
                <text:p>2993401</text:p>
              </table:table-cell>
              <table:table-cell office:value-type="float" office:value="6992440">
                <text:p>69924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83697">
                <text:p>3083697</text:p>
              </table:table-cell>
              <table:table-cell office:value-type="float" office:value="7130926">
                <text:p>71309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4520">
                <text:p>3254520</text:p>
              </table:table-cell>
              <table:table-cell office:value-type="float" office:value="7440033">
                <text:p>7440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6031">
                <text:p>3256031</text:p>
              </table:table-cell>
              <table:table-cell office:value-type="float" office:value="7629794">
                <text:p>7629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21711">
                <text:p>3421711</text:p>
              </table:table-cell>
              <table:table-cell office:value-type="float" office:value="7820690">
                <text:p>78206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6846">
                <text:p>3496846</text:p>
              </table:table-cell>
              <table:table-cell office:value-type="float" office:value="8049093">
                <text:p>8049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44132">
                <text:p>3544132</text:p>
              </table:table-cell>
              <table:table-cell office:value-type="float" office:value="8278625">
                <text:p>8278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88495">
                <text:p>4188495</text:p>
              </table:table-cell>
              <table:table-cell office:value-type="float" office:value="8457247">
                <text:p>8457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94567">
                <text:p>3794567</text:p>
              </table:table-cell>
              <table:table-cell office:value-type="float" office:value="8717502">
                <text:p>87175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35867">
                <text:p>3935867</text:p>
              </table:table-cell>
              <table:table-cell office:value-type="float" office:value="8911263">
                <text:p>8911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18456">
                <text:p>4018456</text:p>
              </table:table-cell>
              <table:table-cell office:value-type="float" office:value="9149244">
                <text:p>9149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2109">
                <text:p>4202109</text:p>
              </table:table-cell>
              <table:table-cell office:value-type="float" office:value="9407130">
                <text:p>94071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61050">
                <text:p>4261050</text:p>
              </table:table-cell>
              <table:table-cell office:value-type="float" office:value="9614367">
                <text:p>9614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0807">
                <text:p>4350807</text:p>
              </table:table-cell>
              <table:table-cell office:value-type="float" office:value="9892001">
                <text:p>9892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92349">
                <text:p>4492349</text:p>
              </table:table-cell>
              <table:table-cell office:value-type="float" office:value="10155540">
                <text:p>101555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60740">
                <text:p>4560740</text:p>
              </table:table-cell>
              <table:table-cell office:value-type="float" office:value="10383285">
                <text:p>10383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8583">
                <text:p>4738583</text:p>
              </table:table-cell>
              <table:table-cell office:value-type="float" office:value="10591896">
                <text:p>10591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2748">
                <text:p>4852748</text:p>
              </table:table-cell>
              <table:table-cell office:value-type="float" office:value="10860358">
                <text:p>10860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78981">
                <text:p>4978981</text:p>
              </table:table-cell>
              <table:table-cell office:value-type="float" office:value="11154600">
                <text:p>111546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69124">
                <text:p>6769124</text:p>
              </table:table-cell>
              <table:table-cell office:value-type="float" office:value="11334581">
                <text:p>11334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97230">
                <text:p>5197230</text:p>
              </table:table-cell>
              <table:table-cell office:value-type="float" office:value="11624852">
                <text:p>11624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96289">
                <text:p>5296289</text:p>
              </table:table-cell>
              <table:table-cell office:value-type="float" office:value="12072365">
                <text:p>120723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47945">
                <text:p>5447945</text:p>
              </table:table-cell>
              <table:table-cell office:value-type="float" office:value="12214702">
                <text:p>122147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77687">
                <text:p>5677687</text:p>
              </table:table-cell>
              <table:table-cell office:value-type="float" office:value="12511829">
                <text:p>12511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68924">
                <text:p>5668924</text:p>
              </table:table-cell>
              <table:table-cell office:value-type="float" office:value="12781364">
                <text:p>127813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97080">
                <text:p>5897080</text:p>
              </table:table-cell>
              <table:table-cell office:value-type="float" office:value="13053468">
                <text:p>13053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73338">
                <text:p>5973338</text:p>
              </table:table-cell>
              <table:table-cell office:value-type="float" office:value="13243901">
                <text:p>13243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60737">
                <text:p>6160737</text:p>
              </table:table-cell>
              <table:table-cell office:value-type="float" office:value="13690558">
                <text:p>13690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35605">
                <text:p>6235605</text:p>
              </table:table-cell>
              <table:table-cell office:value-type="float" office:value="14128510">
                <text:p>141285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08555">
                <text:p>6508555</text:p>
              </table:table-cell>
              <table:table-cell office:value-type="float" office:value="14067882">
                <text:p>140678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59054">
                <text:p>6559054</text:p>
              </table:table-cell>
              <table:table-cell office:value-type="float" office:value="14500236">
                <text:p>14500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69798">
                <text:p>6669798</text:p>
              </table:table-cell>
              <table:table-cell office:value-type="float" office:value="14739583">
                <text:p>14739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11330">
                <text:p>6911330</text:p>
              </table:table-cell>
              <table:table-cell office:value-type="float" office:value="15140673">
                <text:p>15140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02045">
                <text:p>7002045</text:p>
              </table:table-cell>
              <table:table-cell office:value-type="float" office:value="15314815">
                <text:p>153148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57762">
                <text:p>7157762</text:p>
              </table:table-cell>
              <table:table-cell office:value-type="float" office:value="16259199">
                <text:p>16259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56064">
                <text:p>7256064</text:p>
              </table:table-cell>
              <table:table-cell office:value-type="float" office:value="15890910">
                <text:p>158909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91495">
                <text:p>7391495</text:p>
              </table:table-cell>
              <table:table-cell office:value-type="float" office:value="17652710">
                <text:p>176527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91191">
                <text:p>7591191</text:p>
              </table:table-cell>
              <table:table-cell office:value-type="float" office:value="16577213">
                <text:p>165772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67350">
                <text:p>7767350</text:p>
              </table:table-cell>
              <table:table-cell office:value-type="float" office:value="17671824">
                <text:p>17671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